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mbria" svg:font-family="Cambria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fo:language="en" fo:country="US" fo:font-weight="normal" officeooo:rsid="00170313" officeooo:paragraph-rsid="00170313" style:font-size-asian="10.5pt" style:font-weight-asian="normal" style:font-size-complex="12pt" style:font-weight-complex="normal"/>
    </style:style>
    <style:style style:name="P2" style:family="paragraph" style:parent-style-name="Heading_20_5">
      <style:paragraph-properties fo:text-align="center" style:justify-single-word="false"/>
      <style:text-properties fo:font-size="20pt" fo:language="en" fo:country="US" fo:font-weight="normal" officeooo:rsid="0030c7aa" officeooo:paragraph-rsid="0030c7aa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line-height="150%"/>
      <style:text-properties fo:language="en" fo:country="US" fo:font-weight="normal" officeooo:paragraph-rsid="0028a9e3" style:font-weight-asian="normal" style:font-weight-complex="normal"/>
    </style:style>
    <style:style style:name="P4" style:family="paragraph" style:parent-style-name="Text_20_body">
      <style:paragraph-properties fo:line-height="200%"/>
      <style:text-properties fo:language="en" fo:country="US"/>
    </style:style>
    <style:style style:name="T1" style:family="text">
      <style:text-properties fo:language="en" fo:country="US" fo:font-weight="normal" style:font-weight-asian="normal" style:font-weight-complex="normal"/>
    </style:style>
    <style:style style:name="T2" style:family="text">
      <style:text-properties fo:language="pt" fo:country="BR"/>
    </style:style>
    <style:style style:name="T3" style:family="text">
      <style:text-properties fo:language="pt" fo:country="BR" officeooo:rsid="002d4bcf"/>
    </style:style>
    <style:style style:name="T4" style:family="text">
      <style:text-properties officeooo:rsid="002d4bcf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5" text:is-list-header="true"><text:span text:style-name="T4">F</text:span>urniture</text:h>
      <text:p text:style-name="P1"/>
      <text:section text:style-name="Sect1" text:name="Section1">
        <text:p text:style-name="P4">armchair</text:p>
        <text:p text:style-name="P4">bed</text:p>
        <text:p text:style-name="P4">bench</text:p>
        <text:p text:style-name="P4">bookshelf</text:p>
        <text:p text:style-name="P4">bunk bed</text:p>
        <text:p text:style-name="P4">cabinets</text:p>
        <text:p text:style-name="P4">chair</text:p>
        <text:p text:style-name="P4">closet</text:p>
        <text:p text:style-name="P4">coat rack</text:p>
        <text:p text:style-name="P4">coffee table</text:p>
        <text:p text:style-name="P4">couch</text:p>
        <text:p text:style-name="P4">cradle</text:p>
        <text:p text:style-name="P4">crib</text:p>
        <text:p text:style-name="P4">drawer</text:p>
        <text:p text:style-name="P4">dresser</text:p>
        <text:p text:style-name="P4">hammock</text:p>
        <text:p text:style-name="P4">ironing board</text:p>
        <text:p text:style-name="P4">nightstand</text:p>
        <text:p text:style-name="P4">rocking chair</text:p>
        <text:p text:style-name="P4">shelf</text:p>
        <text:p text:style-name="P4">sofa bed</text:p>
        <text:p text:style-name="P4">sofa</text:p>
        <text:p text:style-name="P4">stools</text:p>
        <text:p text:style-name="P4">swivel chair</text:p>
        <text:p text:style-name="P4">table</text:p>
        <text:p text:style-name="P4">TV rack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mbria" svg:font-family="Cambria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mbria" fo:font-family="Cambria" style:font-family-generic="roman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Numbering_20_Symbols" style:display-name="Numbering Symbols" style:family="text"/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 G</meta:initial-creator>
    <meta:creation-date>2022-10-21T12:43:00.329000000</meta:creation-date>
    <dc:date>2022-10-24T06:58:10.829000000</dc:date>
    <dc:creator>E G</dc:creator>
    <meta:editing-duration>PT3H46M4S</meta:editing-duration>
    <meta:editing-cycles>25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27" meta:word-count="61" meta:character-count="269" meta:non-whitespace-character-count="261"/>
  </office:meta>
</office:document-meta>
</file>